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letRequestWrapp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HttpServletRequestWrapper( HttpServletRequest theRequest , Servlet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